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2-05" calcext:value-type="date">
            <text:p>05/12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2-05" calcext:value-type="date">
            <text:p>05/12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7]-[.F7]" office:value-type="float" office:value="150" calcext:value-type="float">
            <text:p>15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7])" office:value-type="float" office:value="150" calcext:value-type="float">
            <text:p>15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69">
          <table:table-cell table:number-columns-repeated="64"/>
        </table:table-row>
        <table:table-row table:style-name="ro6" table:number-rows-repeated="1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4:19.810662072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4:19.8127894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1-05T15:32:51.341760340</dc:date>
    <dc:language>pt-PT</dc:language>
    <meta:editing-cycles>435</meta:editing-cycles>
    <meta:editing-duration>PT13H40M48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